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officeooo:rsid="0014eb85"/>
    </style:style>
    <style:style style:name="T2" style:family="text">
      <style:text-properties fo:font-weight="normal" style:font-weight-asian="normal" style:font-weight-complex="normal"/>
    </style:style>
    <style:style style:name="T3" style:family="text">
      <style:text-properties fo:font-weight="normal" officeooo:rsid="0014eb85"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82165"/>
    </style:style>
    <style:style style:name="T6" style:family="text">
      <style:text-properties officeooo:rsid="00190f81"/>
    </style:style>
    <style:style style:name="T7" style:family="text">
      <style:text-properties officeooo:rsid="001f087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5">On va vous </text:span>parler de la <text:span text:style-name="Strong_20_Emphasis">transformée de </text:span><text:span text:style-name="Strong_20_Emphasis"><text:span text:style-name="T4">scattering</text:span></text:span><text:span text:style-name="Strong_20_Emphasis"><text:span text:style-name="T2">, </text:span></text:span><text:span text:style-name="Strong_20_Emphasis"><text:span text:style-name="T3">qui est une méthode qui permet d’</text:span></text:span><text:span text:style-name="T2">extraire</text:span> des caractéristiques invariantes des données. Dans notre cas, <text:span text:style-name="T1">on l’applique</text:span> aux structures moléculaires.</text:p>
      <text:p text:style-name="Text_20_body">Concrètement, on commence par approximer la <text:span text:style-name="Strong_20_Emphasis">densité électronique</text:span> de chaque molécule à l’aide de <text:span text:style-name="Strong_20_Emphasis">gaussiennes centrées</text:span> sur les atomes. On génère ainsi trois canaux : la densité totale, de valence et de cœur, qui encodent respectivement l’identité atomique, la réactivité chimique et la structure interne des noyaux.</text:p>
      <text:p text:style-name="Text_20_body">Ces densités sont ensuite transformées à l'aide de la transformée de scattering harmonique solide 3D, qui utilise des ondelettes sphériques à différentes échelles, caractérisées par les paramètres J et L. Cette transformation nous permet de capturer des interactions locales et globales entre les atomes, tout en garantissant l'invariance aux translations, rotations <text:span text:style-name="T5">et permutations.</text:span></text:p>
      <text:p text:style-name="Text_20_body">On extrait alors des <text:span text:style-name="Strong_20_Emphasis">coefficients d’ordre 0 </text:span><text:span text:style-name="Strong_20_Emphasis"><text:span text:style-name="T5">(vue d’ensemble)</text:span></text:span><text:span text:style-name="Strong_20_Emphasis">, 1 et 2 </text:span><text:span text:style-name="Strong_20_Emphasis"><text:span text:style-name="T5">(détails plus fins sur la structure de la molécule) </text:span></text:span>qui <text:span text:style-name="T6">expliquent bien</text:span> la structure électronique de la molécule.</text:p>
      <text:p text:style-name="Standard"/>
      <text:p text:style-name="Standard"/>
      <text:p text:style-name="Text_20_body">Une fois les coefficients extraits, on les utilise comme entrée d’un modèle de régression, en testant différentes combinaisons avec d'autres types de descripteurs : <text:span text:style-name="Strong_20_Emphasis">descripteurs géométriques simples</text:span> et <text:span text:style-name="Strong_20_Emphasis">matrices de Coulomb</text:span>.</text:p>
      <text:p text:style-name="Text_20_body">Les résultats montrent clairement que <text:span text:style-name="Strong_20_Emphasis">les coefficients de scattering seuls donnent déjà de bonnes performances</text:span>, avec une RMSE de test autour de <text:span text:style-name="Strong_20_Emphasis">0.71</text:span>. Mais dès qu’on les combine à <text:span text:style-name="Strong_20_Emphasis">des descripteurs géométriques</text:span> (comme la moyenne des distances interatomiques ou la fréquence des types atomiques), la performance s’améliore fortement : <text:span text:style-name="Strong_20_Emphasis">on atteint une RMSE de test de 0.24</text:span>, ce qui est l’un de nos meilleurs scores.</text:p>
      <text:p text:style-name="Text_20_body">Enfin, on a aussi testé l’ajout des <text:span text:style-name="Strong_20_Emphasis">matrices de Coulomb</text:span> triées pour respecter l’invariance par permutation. Cela améliore parfois les résultats, mais pas toujours. Et on a volontairement écarté la version brute de la matrice de Coulomb, même si elle donne un RMSE encore plus bas (0.215), car elle <text:span text:style-name="Strong_20_Emphasis">viole les contraintes d’invariance physiques</text:span>.</text:p>
      <text:p text:style-name="Text_20_body"/>
      <text:p text:style-name="Text_20_body">Nombre total d’atomes et charge totale,</text:p>
      <text:p text:style-name="Text_20_body">• Moyenne et <text:span text:style-name="T7">é</text:span>cart-type des num<text:span text:style-name="T7">é</text:span>ros atomiques,</text:p>
      <text:p text:style-name="Text_20_body">• Moyenne et <text:span text:style-name="T7">é</text:span>cart-type des distances interatomiques </text:p>
      <text:p text:style-name="Text_20_body">• Moyenne des distances au centre et variance spatiale </text:p>
      <text:p text:style-name="Text_20_body">• Fr<text:span text:style-name="T7">é</text:span>quences d’apparition des types atomiques : H, C, N, O, F, S</text:p>
      <text:p text:style-name="Text_20_body"/>
      <text:p text:style-name="Standard"/>
      <text:p text:style-name="Standard"/>
      <text:p text:style-name="Standard"/>
      <text:p text:style-name="Standard"/>
      <text:h text:style-name="Heading_20_3" text:outline-level="3"><text:soft-page-break/>🔍 <text:span text:style-name="Strong_20_Emphasis">1. Pourquoi utiliser la transformée de scattering ?</text:span></text:h>
      <text:p text:style-name="Text_20_body"><text:span text:style-name="Strong_20_Emphasis">💬 Réponse :</text:span><text:line-break/>Parce qu’elle donne des <text:span text:style-name="Strong_20_Emphasis">descripteurs invariants</text:span> par translation, rotation et petite déformation. C’est très utile en chimie, car une molécule ne change pas d’énergie si on la tourne ou la déplace. Et contrairement à des méthodes classiques, le scattering est aussi <text:span text:style-name="Strong_20_Emphasis">stable</text:span> et <text:span text:style-name="Strong_20_Emphasis">interprétable</text:span>, ce qui est pratique pour la physique.</text:p>
      <text:p text:style-name="Horizontal_20_Line"/>
      <text:h text:style-name="Heading_20_3" text:outline-level="3">🔍 <text:span text:style-name="Strong_20_Emphasis">2. Pourquoi avoir utilisé trois types de densités (totale, valence, cœur) ?</text:span></text:h>
      <text:p text:style-name="Text_20_body"><text:span text:style-name="Strong_20_Emphasis">💬 Réponse :</text:span><text:line-break/>Chaque densité encode une information différente :</text:p>
      <text:list xml:id="list3708074082" text:style-name="L1">
        <text:list-item>
          <text:p text:style-name="P1">La <text:span text:style-name="Strong_20_Emphasis">totale</text:span> reflète toute la molécule (identité des atomes),</text:p>
        </text:list-item>
        <text:list-item>
          <text:p text:style-name="P1">La <text:span text:style-name="Strong_20_Emphasis">valence</text:span> est liée à la réactivité chimique (liaisons, interactions),</text:p>
        </text:list-item>
        <text:list-item>
          <text:p text:style-name="P1">La <text:span text:style-name="Strong_20_Emphasis">cœur</text:span> reflète les parties plus internes, utiles pour l’énergie atomique.<text:line-break/>En les combinant, on <text:span text:style-name="Strong_20_Emphasis">capture mieux la complexité de la molécule</text:span>.</text:p>
        </text:list-item>
      </text:list>
      <text:p text:style-name="Horizontal_20_Line"/>
      <text:h text:style-name="Heading_20_3" text:outline-level="3">🔍 <text:span text:style-name="Strong_20_Emphasis">3. Est-ce que vous avez testé d’autres valeurs de J et L ?</text:span></text:h>
      <text:p text:style-name="Text_20_body"><text:span text:style-name="Strong_20_Emphasis">💬 Réponse :</text:span><text:line-break/>Oui, on a testé <text:span text:style-name="Strong_20_Emphasis">J=2</text:span> et <text:span text:style-name="Strong_20_Emphasis">J=4</text:span>, et <text:span text:style-name="Strong_20_Emphasis">L=3</text:span>. Augmenter J donne plus de détails, mais <text:span text:style-name="Strong_20_Emphasis">n’améliore pas toujours la performance</text:span>. Par exemple, avec J=4, l’erreur de test était parfois un peu moins bonne que J=2. Donc plus de complexité ne veut pas dire meilleur résultat.</text:p>
      <text:p text:style-name="Horizontal_20_Line"/>
      <text:h text:style-name="Heading_20_3" text:outline-level="3">🔍 <text:span text:style-name="Strong_20_Emphasis">4. Pourquoi avoir ajouté des descripteurs géométriques ?</text:span></text:h>
      <text:p text:style-name="Text_20_body"><text:span text:style-name="Strong_20_Emphasis">💬 Réponse :</text:span><text:line-break/>Parce qu’ils apportent <text:span text:style-name="Strong_20_Emphasis">des informations simples mais utiles</text:span> (comme le nombre d’atomes, les distances entre atomes, etc.). Combinés avec le scattering, ils permettent au modèle de mieux <text:span text:style-name="Strong_20_Emphasis">comprendre la structure de la molécule</text:span>, ce qui améliore la prédiction.</text:p>
      <text:p text:style-name="Horizontal_20_Line"/>
      <text:h text:style-name="Heading_20_3" text:outline-level="3">🔍 <text:span text:style-name="Strong_20_Emphasis">5. Pourquoi ne pas utiliser la matrice de Coulomb brute, vu qu’elle donne la meilleure RMSE ?</text:span></text:h>
      <text:p text:style-name="Text_20_body"><text:span text:style-name="Strong_20_Emphasis">💬 Réponse :</text:span><text:line-break/>Effectivement, elle donne une erreur plus faible, <text:span text:style-name="Strong_20_Emphasis">mais elle n’est pas invariante</text:span> à la permutation des atomes. Donc si l’ordre des atomes change, la prédiction peut changer, ce qui n’est pas acceptable en chimie. On préfère un modèle un peu moins performant, mais <text:span text:style-name="Strong_20_Emphasis">plus fiable physiquement</text:span>.</text:p>
      <text:p text:style-name="Horizontal_20_Line"/>
      <text:h text:style-name="Heading_20_3" text:outline-level="3"><text:soft-page-break/>🔍 <text:span text:style-name="Strong_20_Emphasis">6. Est-ce que vous avez utilisé un réseau de neurones avec le scattering ?</text:span></text:h>
      <text:p text:style-name="Text_20_body"><text:span text:style-name="Strong_20_Emphasis">💬 Réponse :</text:span><text:line-break/>Non, ici on a utilisé des modèles plus simples comme la <text:span text:style-name="Strong_20_Emphasis">régression Ridge</text:span>. Ça suffit car les descripteurs sont déjà bien construits. Mais on pourrait essayer avec un réseau dans le futur, même si ça demande <text:span text:style-name="Strong_20_Emphasis">plus de données</text:span> et de <text:span text:style-name="Strong_20_Emphasis">puissance de calcul</text:span>.</text:p>
      <text:p text:style-name="Horizontal_20_Line"/>
      <text:h text:style-name="Heading_20_3" text:outline-level="3">🔍 <text:span text:style-name="Strong_20_Emphasis">7. Quel est l’avantage du scattering par rapport à la matrice de Coulomb ?</text:span></text:h>
      <text:p text:style-name="Text_20_body"><text:span text:style-name="Strong_20_Emphasis">💬 Réponse :</text:span><text:line-break/>La <text:span text:style-name="Strong_20_Emphasis">matrice de Coulomb</text:span> dépend de l’ordre des atomes (sauf si on la trie). Le <text:span text:style-name="Strong_20_Emphasis">scattering</text:span>, lui, est naturellement <text:span text:style-name="Strong_20_Emphasis">invariant</text:span> et encode aussi <text:span text:style-name="Strong_20_Emphasis">des interactions à plusieurs échelles</text:span>. C’est une représentation <text:span text:style-name="Strong_20_Emphasis">plus riche et plus stable</text:span>.</text:p>
      <text:p text:style-name="Horizontal_20_Line"/>
      <text:h text:style-name="Heading_20_3" text:outline-level="3">🔍 <text:span text:style-name="Strong_20_Emphasis">8. Est-ce que votre méthode est rapide à calculer ?</text:span></text:h>
      <text:p text:style-name="Text_20_body"><text:span text:style-name="Strong_20_Emphasis">💬 Réponse :</text:span><text:line-break/>Le calcul du scattering est plus long que pour d’autres descripteurs, car on travaille avec des <text:span text:style-name="Strong_20_Emphasis">données 3D</text:span> et des <text:span text:style-name="Strong_20_Emphasis">ondelettes complexes</text:span>. Mais on a optimisé le code avec des <text:span text:style-name="Strong_20_Emphasis">batches</text:span> sur GPU, donc c’est raisonnable pour notre jeu de données.</text:p>
      <text:p text:style-name="Horizontal_20_Line"/>
      <text:h text:style-name="Heading_20_3" text:outline-level="3">🔍 <text:span text:style-name="Strong_20_Emphasis">9. Est-ce que ça généralise bien sur d’autres jeux de données ?</text:span></text:h>
      <text:p text:style-name="Text_20_body"><text:span text:style-name="Strong_20_Emphasis">💬 Réponse :</text:span><text:line-break/>On ne l’a pas encore testé sur d’autres jeux, mais comme la méthode repose sur des propriétés physiques universelles, on pense qu’elle <text:span text:style-name="Strong_20_Emphasis">généralise bien</text:span>. Il faudrait tester sur d’autres familles de molécules pour en être sûr.</text:p>
      <text:p text:style-name="Standard"/>
      <text:h text:style-name="Heading_20_3" text:outline-level="3">🧮 <text:span text:style-name="Strong_20_Emphasis">J = profondeur d’échelle (ou nombre de zooms)</text:span></text:h>
      <text:list xml:id="list798480336" text:style-name="L2">
        <text:list-item>
          <text:p text:style-name="P2">Le paramètre <text:span text:style-name="Strong_20_Emphasis">J</text:span> contrôle <text:span text:style-name="Strong_20_Emphasis">le nombre d’échelles</text:span>, c’est-à-dire <text:span text:style-name="Strong_20_Emphasis">combien de niveaux de zoom</text:span> on applique sur la densité électronique de la molécule.</text:p>
        </text:list-item>
        <text:list-item>
          <text:p text:style-name="P2">Plus <text:span text:style-name="Strong_20_Emphasis">J est grand</text:span>, plus on analyse la molécule <text:span text:style-name="Strong_20_Emphasis">à grande échelle</text:span> (on capte des interactions entre des groupes d’atomes éloignés).</text:p>
        </text:list-item>
        <text:list-item>
          <text:p text:style-name="P2">Par exemple :</text:p>
          <text:list>
            <text:list-item>
              <text:p text:style-name="P2"><text:span text:style-name="Strong_20_Emphasis">J = 1 ou 2</text:span> : on regarde des détails très locaux (interactions proches),</text:p>
            </text:list-item>
            <text:list-item>
              <text:p text:style-name="P2"><text:span text:style-name="Strong_20_Emphasis">J = 4</text:span> : on capte aussi la structure globale (la forme entière de la molécule).</text:p>
            </text:list-item>
          </text:list>
        </text:list-item>
      </text:list>
      <text:p text:style-name="Text_20_body">C’est un peu comme zoomer avec un microscope à différents niveaux pour voir à la fois les détails et l’ensemble.</text:p>
      <text:p text:style-name="Horizontal_20_Line"><text:soft-page-break/></text:p>
      <text:h text:style-name="Heading_20_3" text:outline-level="3">🎯 <text:span text:style-name="Strong_20_Emphasis">L = nombre d’orientations (ou directions angulaires)</text:span></text:h>
      <text:list xml:id="list2652687707" text:style-name="L3">
        <text:list-item>
          <text:p text:style-name="P3">Le paramètre <text:span text:style-name="Strong_20_Emphasis">L</text:span> détermine <text:span text:style-name="Strong_20_Emphasis">le nombre de directions spatiales</text:span> dans lesquelles on analyse la densité.</text:p>
        </text:list-item>
        <text:list-item>
          <text:p text:style-name="P3">Il est lié aux <text:span text:style-name="Strong_20_Emphasis">harmoniques sphériques</text:span> : des fonctions mathématiques qui permettent de <text:span text:style-name="Strong_20_Emphasis">capturer les formes dans l’espace en 3D</text:span>.</text:p>
        </text:list-item>
        <text:list-item>
          <text:p text:style-name="P3">Plus <text:span text:style-name="Strong_20_Emphasis">L est élevé</text:span>, plus on prend en compte de <text:span text:style-name="Strong_20_Emphasis">variations directionnelles</text:span>, donc plus on peut détecter des motifs complexes dans la molécule.</text:p>
        </text:list-item>
      </text:list>
      <text:p text:style-name="Text_20_body">Tu peux voir <text:span text:style-name="Strong_20_Emphasis">L</text:span> comme la <text:span text:style-name="Strong_20_Emphasis">richesse angulaire</text:span> de la décomposition. Si on se contente de L=0, on n’a qu’une analyse isotrope (sans orientation). Avec <text:span text:style-name="Strong_20_Emphasis">L=3</text:span>, on capte les structures orientées dans l’espace.</text:p>
      <text:p text:style-name="Standard"/>
      <text:p text:style-name="Standard"/>
      <text:p text:style-name="Standard">J contrôle le <text:span text:style-name="Strong_20_Emphasis">niveau de zoom</text:span>, donc la taille des structures qu’on capte dans la molécule.<text:line-break/>L contrôle <text:span text:style-name="Strong_20_Emphasis">la complexité angulaire</text:span>, donc combien de directions différentes on utilise pour décrire les formes autour des atomes.</text:p>
      <text:p text:style-name="Standard"/>
      <text:p text:style-name="Standard"/>
      <text:h text:style-name="Heading_20_3" text:outline-level="3">🟢 Translation</text:h>
      <text:p text:style-name="Text_20_body">🗣️ <text:span text:style-name="Emphasis">"Pour la translation, c’est simple : comme on </text:span><text:span text:style-name="Emphasis"><text:span text:style-name="Strong_20_Emphasis">intègre dans tout l’espace</text:span></text:span><text:span text:style-name="Emphasis"> les résultats du filtrage par ondelettes, les positions absolues n’ont plus d’importance. La représentation dépend seulement de la forme de la molécule, pas de sa position."</text:span></text:p>
      <text:p text:style-name="Horizontal_20_Line"/>
      <text:h text:style-name="Heading_20_3" text:outline-level="3">🔵 Rotation</text:h>
      <text:p text:style-name="Text_20_body">🗣️ <text:span text:style-name="Emphasis">"Pour la rotation, on utilise des </text:span><text:span text:style-name="Emphasis"><text:span text:style-name="Strong_20_Emphasis">ondelettes sphériques</text:span></text:span><text:span text:style-name="Emphasis"> basées sur les harmoniques sphériques. On applique une </text:span><text:span text:style-name="Emphasis"><text:span text:style-name="Strong_20_Emphasis">norme sur toutes les directions angulaires</text:span></text:span><text:span text:style-name="Emphasis"> : cela annule l’effet de la rotation, comme si on mesurait une énergie totale indépendante de l’orientation."</text:span></text:p>
      <text:p text:style-name="Horizontal_20_Line"/>
      <text:h text:style-name="Heading_20_3" text:outline-level="3">🟠 Permutation d’atomes</text:h>
      <text:p text:style-name="Text_20_body">🗣️ <text:span text:style-name="Emphasis">"Enfin, l’ordre des atomes n’a pas d’impact, parce qu’on construit la densité électronique comme une </text:span><text:span text:style-name="Emphasis"><text:span text:style-name="Strong_20_Emphasis">somme symétrique</text:span></text:span><text:span text:style-name="Emphasis"> de gaussiennes centrées aux positions atomiques. Donc que l’atome 1 vienne avant ou après l’atome 2, le résultat est le même."</text:span></text:p>
      <text:p text:style-name="Standard"/>
      <text:p text:style-name="Standard"/>
      <text:p text:style-name="Standard"/>
      <text:h text:style-name="Heading_20_3" text:outline-level="3"><text:soft-page-break/>🔹 <text:span text:style-name="Strong_20_Emphasis">Translation</text:span></text:h>
      <text:p text:style-name="Text_20_body">🗣️ <text:span text:style-name="Emphasis">"Je déplace chaque molécule aléatoirement dans l’espace — comme si je la poussais dans une autre zone 3D — et je vérifie que les descripteurs ne changent pas. Comme l’invariance par translation est garantie par l’intégration dans les coefficients, ils devraient rester identiques."</text:span></text:p>
      <text:p text:style-name="Horizontal_20_Line"/>
      <text:h text:style-name="Heading_20_3" text:outline-level="3">🔹 <text:span text:style-name="Strong_20_Emphasis">Permutation</text:span></text:h>
      <text:p text:style-name="Text_20_body">🗣️ <text:span text:style-name="Emphasis">"Ensuite, je change l’ordre des atomes dans les tableaux. Comme la densité est une somme symétrique sur les atomes, l’ordre ne devrait rien changer. Je vérifie donc que les descripteurs sont les mêmes après permutation."</text:span></text:p>
      <text:p text:style-name="Horizontal_20_Line"/>
      <text:h text:style-name="Heading_20_3" text:outline-level="3">🔹 <text:span text:style-name="Strong_20_Emphasis">Rotation</text:span></text:h>
      <text:p text:style-name="Text_20_body">🗣️ <text:span text:style-name="Emphasis">"Enfin, j’applique une rotation 3D aléatoire à chaque molécule — comme si je la tournais dans l’espace — et je vérifie que les descripteurs ne bougent pas. Grâce à l’agrégation angulaire dans les ondelettes, ils doivent être invariants à ça aussi."</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20:58:29.803020877</meta:creation-date>
    <dc:date>2025-06-27T14:42:01.939131683</dc:date>
    <meta:editing-duration>PT26M3S</meta:editing-duration>
    <meta:editing-cycles>5</meta:editing-cycles>
    <meta:generator>LibreOffice/7.3.7.2$Linux_X86_64 LibreOffice_project/30$Build-2</meta:generator>
    <meta:document-statistic meta:table-count="0" meta:image-count="0" meta:object-count="0" meta:page-count="5" meta:paragraph-count="58" meta:word-count="1380" meta:character-count="8434" meta:non-whitespace-character-count="7117"/>
  </office:meta>
</office:document-meta>
</file>